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>
      <style:text-properties officeooo:paragraph-rsid="0013bb37"/>
    </style:style>
    <style:style style:name="P5" style:family="paragraph" style:parent-style-name="Standard">
      <style:text-properties officeooo:paragraph-rsid="0014490a"/>
    </style:style>
    <style:style style:name="P6" style:family="paragraph" style:parent-style-name="Standard">
      <style:text-properties officeooo:paragraph-rsid="0016ac76"/>
    </style:style>
    <style:style style:name="P7" style:family="paragraph" style:parent-style-name="Text_20_body">
      <style:text-properties officeooo:paragraph-rsid="00150296"/>
    </style:style>
    <style:style style:name="P8" style:family="paragraph" style:parent-style-name="Text_20_body">
      <style:text-properties style:font-name="Liberation Serif" fo:font-size="12pt" style:font-size-asian="12pt" style:font-size-complex="12pt"/>
    </style:style>
    <style:style style:name="P9" style:family="paragraph" style:parent-style-name="Text_20_body">
      <style:text-properties style:font-name="Liberation Serif" fo:font-size="12pt" officeooo:paragraph-rsid="001560d8" style:font-size-asian="12pt" style:font-size-complex="12pt"/>
    </style:style>
    <style:style style:name="P10" style:family="paragraph" style:parent-style-name="Text_20_body">
      <style:text-properties officeooo:paragraph-rsid="001666d6"/>
    </style:style>
    <style:style style:name="T1" style:family="text">
      <style:text-properties officeooo:rsid="00128c84"/>
    </style:style>
    <style:style style:name="T2" style:family="text">
      <style:text-properties style:font-name="Arial"/>
    </style:style>
    <style:style style:name="T3" style:family="text">
      <style:text-properties style:font-name="Arial" fo:font-size="14pt" style:font-size-asian="14pt" style:font-size-complex="14pt"/>
    </style:style>
    <style:style style:name="T4" style:family="text">
      <style:text-properties style:font-name="Arial" fo:font-size="14pt" officeooo:rsid="00128c84" style:font-size-asian="14pt" style:font-size-complex="14pt"/>
    </style:style>
    <style:style style:name="T5" style:family="text">
      <style:text-properties style:font-name="Arial" fo:font-size="14pt" officeooo:rsid="0013bb37" style:font-size-asian="14pt" style:font-size-complex="14pt"/>
    </style:style>
    <style:style style:name="T6" style:family="text">
      <style:text-properties fo:font-size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font-size-asian="14pt"/>
    </style:style>
    <style:style style:name="T9" style:family="text">
      <style:text-properties style:font-size-complex="14pt"/>
    </style:style>
    <style:style style:name="T10" style:family="text">
      <style:text-properties officeooo:rsid="0013bb37"/>
    </style:style>
    <style:style style:name="T11" style:family="text">
      <style:text-properties officeooo:rsid="0014490a"/>
    </style:style>
    <style:style style:name="T12" style:family="text">
      <style:text-properties officeooo:rsid="00150296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fo:font-size="12pt" officeooo:rsid="001560d8" style:font-size-asian="12pt" style:font-size-complex="12pt"/>
    </style:style>
    <style:style style:name="T15" style:family="text">
      <style:text-properties officeooo:rsid="001560d8"/>
    </style:style>
    <style:style style:name="T16" style:family="text">
      <style:text-properties fo:font-size="12pt"/>
    </style:style>
    <style:style style:name="T17" style:family="text">
      <style:text-properties style:font-size-asian="12pt"/>
    </style:style>
    <style:style style:name="T18" style:family="text">
      <style:text-properties style:font-size-complex="12pt"/>
    </style:style>
    <style:style style:name="T19" style:family="text">
      <style:text-properties officeooo:rsid="001666d6"/>
    </style:style>
    <style:style style:name="T20" style:family="text">
      <style:text-properties officeooo:rsid="0016ac7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4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0">Nous avions décidés de travailler sur des photographies de différentes personnes affichant différentes expressions. Mais c</text:span><text:span text:style-name="T1">onstituer un bon corpus est très contraignant. Pour le notre nous avons adopté une stratégie opportuniste, en recherchant par internet les corpus existants disponibles aux étudiants.</text:span></text:p>
      <text:p text:style-name="P5"><text:span text:style-name="T10"/></text:p>
      <text:p text:style-name="P5"><text:span text:style-name="T10">JAFFE (10) </text:span><text:span text:style-name="T11">(femmes japonaises, nous avons repris toutes les expressions sauf la colère)</text:span></text:p>
      <text:p text:style-name="P4"><text:span text:style-name="T1">YALEFACE </text:span><text:span text:style-name="T10">(11)</text:span><text:span text:style-name="T1"> <text:s/></text:span></text:p>
      <text:p text:style-name="P5"><text:span text:style-name="T1">MMI</text:span><text:span text:style-name="T11">-Facial Expression Database (12) (certaines photographies uniquement)</text:span></text:p>
      <text:p text:style-name="Standard"><text:span text:style-name="T1">FACES (</text:span><text:span text:style-name="T11">13)</text:span><text:span text:style-name="T1"> (images libres uniquement)</text:span></text:p>
      <text:p text:style-name="P5"><text:span text:style-name="T11">Plus quelques autres, trouvés au hasard via les moteurs de recherche.</text:span></text:p>
      <text:p text:style-name="P5"><text:span text:style-name="T11"/></text:p>
      <text:p text:style-name="P7"><text:span text:style-name="T11">Qualitativement, il y a plus de femmes que d'hommes, </text:span><text:span text:style-name="T15">une quinzaine de portrait par personne,</text:span><text:span text:style-name="T11"> beaucoup d'asiatiques et d'européen</text:span><text:span text:style-name="T12">s et</text:span><text:span text:style-name="T11"> </text:span><text:span text:style-name="T12">personne d'origine africaine.</text:span></text:p>
      <text:p text:style-name="P9"><text:span text:style-name="T12">Les expressions représentées sont : la </text:span>colère (17 <text:span text:style-name="T12">instances</text:span>), <text:span text:style-name="T12">le </text:span>dégout (62), <text:span text:style-name="T12">la <text:s/></text:span>peur (50), <text:span text:style-name="T12">la </text:span>joie (93), <text:span text:style-name="T12">la tristesse (52), la surprise (67), et neutre/sans émotion (72). Soit 413 images au total.<text:line-break/><text:line-break/></text:span><text:span text:style-name="T15">Les classes ne sont pas bien équilibrée</text:span><text:span text:style-name="T19">s</text:span><text:span text:style-name="T15">, cela peu induire un biais dans la classification : par exemple, les algorithmes d'apprentissage d'arbre de décision tirent explicitement parti d'une répartition inégale.</text:span></text:p>
      <text:p text:style-name="P10"><text:span text:style-name="T14">De plus, les sujets sont en plusieurs exemplaires, cela peut améliorer les résultats lors de <text:s/>l'évaluation : un algorithme construit à partir d'un groupe de visage pourrait être plus efficace pour identifier une émotion sur un visage familier.</text:span></text:p>
      <text:p text:style-name="P10"><text:line-break/><text:span text:style-name="T10">Element de bibliographie :</text:span></text:p>
      <text:p text:style-name="Standard"><text:span text:style-name="T10">10 : </text:span></text:p>
      <text:p text:style-name="Standard"><text:span text:style-name="T10">"Coding Facial Expressions with Gabor Wavelets"</text:span></text:p>
      <text:p text:style-name="Standard">Michael J. Lyons, Shigeru Akamatsu, Miyuki Kamachi, Jiro Gyoba</text:p>
      <text:p text:style-name="Standard">Proceedings, Third IEEE International Conference on Automatic Face and Gesture</text:p>
      <text:p text:style-name="Standard">Recognition, April 14-16 1998, Nara Japan, IEEE Computer Society, pp. 200-205. <text:line-break/><text:line-break/><text:span text:style-name="T10">11 :</text:span></text:p>
      <text:p text:style-name="Standard">P. N. Bellhumer, J. Hespanha, and D. Kriegman. Eigenfaces vs. fisherfaces: Recognition using class specific linear projection. IEEE Transactions on Pattern Analysis and Machine Intelligence, Special Issue on Face Recognition, 17(7):711--720, 1997.</text:p>
      <text:p text:style-name="Standard"/>
      <text:p text:style-name="P5"><text:span text:style-name="T11">12 :</text:span></text:p>
      <text:p text:style-name="P5"><text:span text:style-name="T11">M.F. Valstar, M. Pantic, «Induced Disgust, Happiness and Surprise : an Addition to the MMI Facial expression Database », Proceedings of the International Language Ressources and Evaluation Conference, Malta, May 2010</text:span></text:p>
      <text:p text:style-name="Standard"><text:span text:style-name="T10"/></text:p>
      <text:p text:style-name="P5"><text:span text:style-name="T11">13 :</text:span></text:p>
      <text:p text:style-name="P5"><text:span text:style-name="T11">Ebner, N. C., Riediger, M., &amp; Lindenberger, U. (2010). FACES—A database of</text:span></text:p>
      <text:p text:style-name="P5"><text:span text:style-name="T11">facial expressions in young, middle-aged, and older women and men:</text:span></text:p>
      <text:p text:style-name="P5"><text:span text:style-name="T11">Development and validation. Behavior Research Methods, 42, 351-362.</text:span></text:p>
      <text:p text:style-name="P5"><text:span text:style-name="T11">doi:10.3758/BRM.42.1.351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Lupinski</meta:initial-creator>
    <meta:creation-date>2011-05-03T15:47:39</meta:creation-date>
    <meta:document-statistic meta:table-count="0" meta:image-count="0" meta:object-count="0" meta:page-count="1" meta:paragraph-count="23" meta:word-count="346" meta:character-count="2410"/>
    <dc:date>2011-05-03T17:23:06</dc:date>
    <dc:creator>Nicolas Lupinski</dc:creator>
    <meta:editing-duration>PT00H04M06S</meta:editing-duration>
    <meta:editing-cycles>1</meta:editing-cycles>
    <meta:generator>OpenOffice.org/3.2$Linux OpenOffice.org_project/320m19$Build-9505</meta:generator>
  </office:meta>
</office:document-meta>
</file>